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eftharpoonupbar u295a</text:p>
      <text:p text:style-name="P1">barrightharpoonup u295b</text:p>
      <text:p text:style-name="P1">upharpoonrightbar u295c</text:p>
      <text:p text:style-name="P1">bardownharpoonright u295d</text:p>
      <text:p text:style-name="P1">leftharpoondownbar u295e</text:p>
      <text:p text:style-name="P1">barrightharpoondown u295f</text:p>
      <text:p text:style-name="P1">upharpoonleftbar u2960</text:p>
      <text:p text:style-name="P1">bardownharpoonleft u2961</text:p>
      <text:p text:style-name="P1">leftharpoonsupdown u2962</text:p>
      <text:p text:style-name="P1">upharpoonsleftright u2963</text:p>
      <text:p text:style-name="P1">rightharpoonsupdown u2964</text:p>
      <text:p text:style-name="P1">downharpoonsleftright u2965</text:p>
      <text:p text:style-name="P1">leftrightharpoonsup u2966</text:p>
      <text:p text:style-name="P1">leftrightharpoonsdown u2967</text:p>
      <text:p text:style-name="P1">rightleftharpoonsup u2968</text:p>
      <text:p text:style-name="P1">rightleftharpoonsdown u2969</text:p>
      <text:p text:style-name="P1">leftharpoonupdash u296a</text:p>
      <text:p text:style-name="P1">dashleftharpoondown u296b</text:p>
      <text:p text:style-name="P1">rightharpoonupdash u296c</text:p>
      <text:p text:style-name="P1">dashrightharpoondown u296d</text:p>
      <text:p text:style-name="P1">updownharpoonsleftright u296e</text:p>
      <text:p text:style-name="P1">downupharpoonsleftright u296f</text:p>
      <text:p text:style-name="P1">rightimply u2970</text:p>
      <text:p text:style-name="P1">equalrightarrow u2971</text:p>
      <text:p text:style-name="P1">similarrightarrow u2972</text:p>
      <text:p text:style-name="P1">leftarrowsimilar u2973</text:p>
      <text:p text:style-name="P1">rightarrowsimilar u2974</text:p>
      <text:p text:style-name="P1">rightarrowapprox u2975</text:p>
      <text:p text:style-name="P1">ltlarr u2976</text:p>
      <text:p text:style-name="P1">leftarrowless u2977</text:p>
      <text:p text:style-name="P1">gtrarr u2978</text:p>
      <text:p text:style-name="P1">subrarr u2979</text:p>
      <text:p text:style-name="P1">leftarrowsubset u297a</text:p>
      <text:p text:style-name="P1">suplarr u297b</text:p>
      <text:p text:style-name="P1">leftfishtail u297c</text:p>
      <text:p text:style-name="P1">rightfishtail u297d</text:p>
      <text:p text:style-name="P1">upfishtail u297e</text:p>
      <text:p text:style-name="P1">downfishtail u297f</text:p>
      <text:p text:style-name="P1">typecolon u2982</text:p>
      <text:p text:style-name="P1">rtriltri u29ce</text:p>
      <text:p text:style-name="P1">ltrivb u29cf</text:p>
      <text:p text:style-name="P1">vbrtri u29d0</text:p>
      <text:p text:style-name="P1">lfbowtie u29D1</text:p>
      <text:p text:style-name="P1">rfbowtie u29D2</text:p>
      <text:p text:style-name="P1">fbowtie u29D3</text:p>
      <text:p text:style-name="P1">lftimes u29D4</text:p>
      <text:p text:style-name="P1">rftimes u29D5 </text:p>
      <text:p text:style-name="P1">dualmap u29DF </text:p>
      <text:p text:style-name="P1">lrtriangleeq u29E1 </text:p>
      <text:p text:style-name="P1">eparsl u29E3 </text:p>
      <text:p text:style-name="P1">smeparsl u29E4 </text:p>
      <text:p text:style-name="P1">eqvparsl u29E5 </text:p>
      <text:p text:style-name="P1">gleichstark u29E6 </text:p>
      <text:p text:style-name="P1">ruledelayed u29F4 </text:p>
      <text:p text:style-name="P1">veeonwedge u2A59 </text:p>
      <text:p text:style-name="P1">eqdot u2A66 </text:p>
      <text:p text:style-name="P1">dotequiv u2A67 </text:p>
      <text:p text:style-name="P1">equivVert u2A68 </text:p>
      <text:p text:style-name="P1">equivVvert u2A69 </text:p>
      <text:p text:style-name="P1">dotsim u2A6A </text:p>
      <text:p text:style-name="P1">simrdots u2A6B </text:p>
      <text:p text:style-name="P1">simminussim u2A6C </text:p>
      <text:p text:style-name="P1">congdot u2A6D </text:p>
      <text:p text:style-name="P1">asteq u2A6E </text:p>
      <text:p text:style-name="P1">hatapprox u2A6F </text:p>
      <text:p text:style-name="P1">approxeqq u2A70</text:p>
      <text:p text:style-name="P1">eqqsim u2A73</text:p>
      <text:p text:style-name="P1">Coloneq u2A74 </text:p>
      <text:p text:style-name="P1">eqeq u2A75 </text:p>
      <text:p text:style-name="P1">eqeqeq u2A76 </text:p>
      <text:p text:style-name="P1">ddotseq u2A77 </text:p>
      <text:p text:style-name="P1">equivDD u2A78 </text:p>
      <text:p text:style-name="P1">ltcir u2A79 </text:p>
      <text:p text:style-name="P1">gtcir u2A7A </text:p>
      <text:p text:style-name="P1">ltquest u2A7B </text:p>
      <text:p text:style-name="P1">gtquest u2A7C </text:p>
      <text:p text:style-name="P1">leqslant u2A7D </text:p>
      <text:p text:style-name="P1">geqslant u2A7E </text:p>
      <text:p text:style-name="P1">lesdot u2A7F </text:p>
      <text:p text:style-name="P1">gesdot u2A80 </text:p>
      <text:p text:style-name="P1">lesdoto u2A81 </text:p>
      <text:p text:style-name="P1">gesdoto u2A82 </text:p>
      <text:p text:style-name="P1">lesdotor u2A83 </text:p>
      <text:p text:style-name="P1">gesdotol u2A84 </text:p>
      <text:p text:style-name="P1">lessapprox u2A85 </text:p>
      <text:p text:style-name="P1">gtrapprox u2A86 </text:p>
      <text:p text:style-name="P1">lneq u2A87 </text:p>
      <text:p text:style-name="P1">gneq u2A88 </text:p>
      <text:p text:style-name="P1">lnapprox u2A88 </text:p>
      <text:p text:style-name="P1">lnapprox u2A89 </text:p>
      <text:p text:style-name="P1">gnapprox u2A8A </text:p>
      <text:p text:style-name="P1">lesseqqgtr u2A8B </text:p>
      <text:p text:style-name="P1">gtreqqless u2A8C </text:p>
      <text:p text:style-name="P1">lsime u2A8D </text:p>
      <text:p text:style-name="P1">gsime u2A8E </text:p>
      <text:p text:style-name="P1">lsimg u2A8F </text:p>
      <text:p text:style-name="P1">gsiml u2A90 </text:p>
      <text:p text:style-name="P1">lgE u2A91 </text:p>
      <text:p text:style-name="P1">glE u2A92 </text:p>
      <text:p text:style-name="P1">lesges u2A93 </text:p>
      <text:p text:style-name="P1">gesles u2A94 </text:p>
      <text:p text:style-name="P1">eqslantless u2A95 </text:p>
      <text:p text:style-name="P1">eqslantgtr u2A96 </text:p>
      <text:p text:style-name="P1">elsdot u2A97 </text:p>
      <text:p text:style-name="P1">egsdot u2A98 </text:p>
      <text:p text:style-name="P1">eqqless u2A99 </text:p>
      <text:p text:style-name="P1">eqqgtr u2A9A </text:p>
      <text:p text:style-name="P1">eqqslantless u2A9B </text:p>
      <text:p text:style-name="P1">eqqslantgtr u2A9C </text:p>
      <text:p text:style-name="P1">simless u2A9D </text:p>
      <text:p text:style-name="P1">simgtr u2A9E </text:p>
      <text:p text:style-name="P1">simlE u2A9F </text:p>
      <text:p text:style-name="P1">simgE u2AA0 </text:p>
      <text:p text:style-name="P1">Lt u2AA1 </text:p>
      <text:p text:style-name="P1">Gt u2AA2 </text:p>
      <text:p text:style-name="P1">partialmeetcontraction u2AA3 </text:p>
      <text:p text:style-name="P1">glj u2AA4 </text:p>
      <text:p text:style-name="P1">gla u2AA5 </text:p>
      <text:p text:style-name="P1">ltcc u2AA6 </text:p>
      <text:p text:style-name="P1">gtcc u2AA7</text:p>
      <text:p text:style-name="P1">lescc u2AA8 </text:p>
      <text:p text:style-name="P1">gescc u2AA9 </text:p>
      <text:p text:style-name="P1">smt u2AAA </text:p>
      <text:p text:style-name="P1">lat u2AAB </text:p>
      <text:p text:style-name="P1">smte u2AAC </text:p>
      <text:p text:style-name="P1">late u2AAD </text:p>
      <text:p text:style-name="P1">bumpeqq u2AAE </text:p>
      <text:p text:style-name="P1">preceq u2AAF </text:p>
      <text:p text:style-name="P1">succeq u2AB0 </text:p>
      <text:p text:style-name="P1">precneq u2AB1 </text:p>
      <text:p text:style-name="P1">succneq u2AB2 </text:p>
      <text:p text:style-name="P1">preceqq u2AB3 </text:p>
      <text:p text:style-name="P1">succeqq u2AB4 </text:p>
      <text:p text:style-name="P1">precneqq u2AB5 </text:p>
      <text:p text:style-name="P1">succneqq u2AB6 </text:p>
      <text:p text:style-name="P1">precapprox u2AB7 </text:p>
      <text:p text:style-name="P1">succapprox u2AB8 </text:p>
      <text:p text:style-name="P1">precnapprox u2AB9 </text:p>
      <text:p text:style-name="P1">succnapprox u2ABA </text:p>
      <text:p text:style-name="P1">Prec u2ABB </text:p>
      <text:p text:style-name="P1">Succ u2ABC </text:p>
      <text:p text:style-name="P1">subsetdot u2ABD </text:p>
      <text:p text:style-name="P1">supsetdot u2ABE </text:p>
      <text:p text:style-name="P1">subsetplus u2ABF </text:p>
      <text:p text:style-name="P1">supsetplus u2AC0 </text:p>
      <text:p text:style-name="P1">submult u2AC1 </text:p>
      <text:p text:style-name="P1">supmult u2AC2 </text:p>
      <text:p text:style-name="P1">subedot u2AC3 </text:p>
      <text:p text:style-name="P1">supedot u2AC4 </text:p>
      <text:p text:style-name="P1">subseteqq u2AC5 </text:p>
      <text:p text:style-name="P1">supseteqq u2AC6 </text:p>
      <text:p text:style-name="P1">subsim u2AC7 </text:p>
      <text:p text:style-name="P1">supsim u2AC8 </text:p>
      <text:p text:style-name="P1">subsetapprox u2AC9 </text:p>
      <text:p text:style-name="P1">supsetapprox u2ACA </text:p>
      <text:p text:style-name="P1">subsetneqq u2ACB </text:p>
      <text:p text:style-name="P1">supsetneqq u2ACC </text:p>
      <text:p text:style-name="P1">lsqhook u2ACD </text:p>
      <text:p text:style-name="P1">rsqhook u2ACE </text:p>
      <text:p text:style-name="P1">csub u2ACF </text:p>
      <text:p text:style-name="P1">csup u2AD0 </text:p>
      <text:p text:style-name="P1">csube u2AD1 </text:p>
      <text:p text:style-name="P1">csupe u2AD2 </text:p>
      <text:p text:style-name="P1">subsup u2AD3 </text:p>
      <text:p text:style-name="P1">supsub u2AD4 </text:p>
      <text:p text:style-name="P1">subsub u2AD5 </text:p>
      <text:p text:style-name="P1">supsup u2AD6 </text:p>
      <text:p text:style-name="P1">suphsub u2AD7 </text:p>
      <text:p text:style-name="P1">supdsub u2AD8 </text:p>
      <text:p text:style-name="P1">forkv u2AD9 </text:p>
      <text:p text:style-name="P1">topfork u2ADA </text:p>
      <text:p text:style-name="P1">mlcp u2ADB </text:p>
      <text:p text:style-name="P1">forks u2ADC </text:p>
      <text:p text:style-name="P1">forksnot u2ADD </text:p>
      <text:p text:style-name="P1">shortlefttack u2ADE </text:p>
      <text:p text:style-name="P1">shortdowntack u2ADF </text:p>
      <text:p text:style-name="P1">shortuptack u2AE0 </text:p>
      <text:p text:style-name="P1">vDdash u2AE2 </text:p>
      <text:p text:style-name="P1">dashV u2AE3 </text:p>
      <text:p text:style-name="P1">Dashv u2AE4 </text:p>
      <text:p text:style-name="P1">DashV u2AE5 </text:p>
      <text:p text:style-name="P1">varVdash u2AE6 </text:p>
      <text:p text:style-name="P1">Barv u2AE7 </text:p>
      <text:p text:style-name="P1">vBar u2AE8 </text:p>
      <text:p text:style-name="P1">vBarv u2AE9 </text:p>
      <text:p text:style-name="P1">barV u2AEA </text:p>
      <text:p text:style-name="P1">Vbar u2AEB </text:p>
      <text:p text:style-name="P1">Not u2AEC </text:p>
      <text:p text:style-name="P1">bNot u2AED </text:p>
      <text:p text:style-name="P1">revnmid u2AEE </text:p>
      <text:p text:style-name="P1">cirmid u2AEF </text:p>
      <text:p text:style-name="P1">midcir u2AF0 </text:p>
      <text:p text:style-name="P1">nhpar u2AF2 </text:p>
      <text:p text:style-name="P1">parsim u2AF3 </text:p>
      <text:p text:style-name="P1">lllnest u2AF7 </text:p>
      <text:p text:style-name="P1">gggnest u2AF8 </text:p>
      <text:p text:style-name="P1">leqqslant u2AF9 </text:p>
      <text:p text:style-name="P1">geqqslant u2AFA </text:p>
      <text:p text:style-name="P1">circleonleftarrow u2B30 </text:p>
      <text:p text:style-name="P1">leftthreearrows u2B31 </text:p>
      <text:p text:style-name="P1">leftarrowonoplus u2B32 </text:p>
      <text:p text:style-name="P1">longleftsquigarrow u2B33 </text:p>
      <text:p text:style-name="P1">nvtwoheadleftarrow u2B34 </text:p>
      <text:p text:style-name="P1">nVtwoheadleftarrow u2B35 </text:p>
      <text:p text:style-name="P1">twoheadmapsfrom u2B36 </text:p>
      <text:p text:style-name="P1">twoheadleftdbkarrow u2B37 </text:p>
      <text:p text:style-name="P1">leftdotarrow u2B38 </text:p>
      <text:p text:style-name="P1">nvleftarrowtail u2B39 </text:p>
      <text:p text:style-name="P1">nVleftarrowtail u2B3A </text:p>
      <text:p text:style-name="P1">twoheadleftarrowtail u2B3B </text:p>
      <text:p text:style-name="P1">nvtwoheadleftarrowtail u2B3C </text:p>
      <text:p text:style-name="P1">nVtwoheadleftarrowtail u2B3D </text:p>
      <text:p text:style-name="P1">leftarrowx u2B3E </text:p>
      <text:p text:style-name="P1">leftcurvedarrow u2B3F </text:p>
      <text:p text:style-name="P1">equalleftarrow u2B40 </text:p>
      <text:p text:style-name="P1">bsimilarleftarrow u2B41 </text:p>
      <text:p text:style-name="P1">leftarrowbackapprox u2B42 </text:p>
      <text:p text:style-name="P1">rightarrowgtr u2B43 </text:p>
      <text:p text:style-name="P1">rightarrowsupset u2B44 </text:p>
      <text:p text:style-name="P1">LLeftarrow u2B45 </text:p>
      <text:p text:style-name="P1">RRightarrow u2B46 </text:p>
      <text:p text:style-name="P1">bsimilarrightarrow u2B47 </text:p>
      <text:p text:style-name="P1">rightarrowbackapprox u2B48 </text:p>
      <text:p text:style-name="P1">similarleftarrow u2B49 </text:p>
      <text:p text:style-name="P1">leftarrowapprox u2B4A </text:p>
      <text:p text:style-name="P1">leftarrowbsimilar u2B4B </text:p>
      <text:p text:style-name="P1">rightarrowbsimilar u2B4C </text:p>
      <text:p text:style-name="P1">mupAlpha u0391 </text:p>
      <text:p text:style-name="P1">mupBeta u0392 </text:p>
      <text:p text:style-name="P1">mupGamma u0393 </text:p>
      <text:p text:style-name="P1">mupDelta u0394 </text:p>
      <text:p text:style-name="P1">mupEpsilon u0395 </text:p>
      <text:p text:style-name="P1">mupZeta u0396 </text:p>
      <text:p text:style-name="P1">mupEta u0397 </text:p>
      <text:p text:style-name="P1">mupTheta u0398 </text:p>
      <text:p text:style-name="P1">mupIota u0399 </text:p>
      <text:p text:style-name="P1">mupKappa u039A </text:p>
      <text:p text:style-name="P1">mupLambda u039B </text:p>
      <text:p text:style-name="P1">mupMu u039C </text:p>
      <text:p text:style-name="P1">mupNu u039D </text:p>
      <text:p text:style-name="P1">mupXi u039E </text:p>
      <text:p text:style-name="P1">mupOmicron u039F </text:p>
      <text:p text:style-name="P1">mupPi u03A0 </text:p>
      <text:p text:style-name="P1">mupRho u03A1 </text:p>
      <text:p text:style-name="P1">mupSigma u03A3 </text:p>
      <text:p text:style-name="P1">mupTau u03A4 </text:p>
      <text:p text:style-name="P1">mupUpsilon u03A5 </text:p>
      <text:p text:style-name="P1">mupPhi u03A6 </text:p>
      <text:p text:style-name="P1">mupChi u03A7 </text:p>
      <text:p text:style-name="P1">mupPsi u03A8 </text:p>
      <text:p text:style-name="P1">mupOmega u03A9 </text:p>
      <text:p text:style-name="P1">mupalpha u03B1 </text:p>
      <text:p text:style-name="P1">mupbeta u03B2 </text:p>
      <text:p text:style-name="P1">mupgamma u03B3 </text:p>
      <text:p text:style-name="P1">mupdelta u03B4 </text:p>
      <text:p text:style-name="P1">mupvarepsilon u03B5 </text:p>
      <text:p text:style-name="P1">mupzeta u03B6 </text:p>
      <text:p text:style-name="P1">mupeta u03B7 </text:p>
      <text:p text:style-name="P1">muptheta u03B8 </text:p>
      <text:p text:style-name="P1">mupiota u03B9 </text:p>
      <text:p text:style-name="P1">mupkappa u03BA </text:p>
      <text:p text:style-name="P1">muplambda u03BB </text:p>
      <text:p text:style-name="P1">mupmu u03BC </text:p>
      <text:p text:style-name="P1">mupnu u03BD </text:p>
      <text:p text:style-name="P1">mupxi u03BE </text:p>
      <text:p text:style-name="P1">mupomicron u03BF </text:p>
      <text:p text:style-name="P1">muppi u03C0 </text:p>
      <text:p text:style-name="P1">muprho u03C1 </text:p>
      <text:p text:style-name="P1">mupvarsigma u03C2 </text:p>
      <text:p text:style-name="P1">mitA uD434 </text:p>
      <text:p text:style-name="P1">mitB uD435 </text:p>
      <text:p text:style-name="P1">mitC uD436 </text:p>
      <text:p text:style-name="P1">mitD uD437 </text:p>
      <text:p text:style-name="P1">mitE uD438 </text:p>
      <text:p text:style-name="P1">mitF uD439 </text:p>
      <text:p text:style-name="P1">mitG uD43A </text:p>
      <text:p text:style-name="P1">mitH uD43B </text:p>
      <text:p text:style-name="P1">mitI uD43C </text:p>
      <text:p text:style-name="P1">mitJ uD43D </text:p>
      <text:p text:style-name="P1">mitK uD43E </text:p>
      <text:p text:style-name="P1">mitL uD43F </text:p>
      <text:p text:style-name="P1">mitM uD440 </text:p>
      <text:p text:style-name="P1">mitN uD441 </text:p>
      <text:p text:style-name="P1">mitO uD443 </text:p>
      <text:p text:style-name="P1">mitP uD444 </text:p>
      <text:p text:style-name="P1">mitQ uD444 </text:p>
      <text:p text:style-name="P1">mitR uD445 </text:p>
      <text:p text:style-name="P1">mitS uD446 </text:p>
      <text:p text:style-name="P1">mitT uD447 </text:p>
      <text:p text:style-name="P1">mitU uD448 </text:p>
      <text:p text:style-name="P1">mitV uD449 </text:p>
      <text:p text:style-name="P1">mitW uD44A </text:p>
      <text:p text:style-name="P1">mitX uD44B </text:p>
      <text:p text:style-name="P1">mitY uD44C </text:p>
      <text:p text:style-name="P1">mitZ uD44D </text:p>
      <text:p text:style-name="P1">mita uD44E </text:p>
      <text:p text:style-name="P1">mitb uD44F </text:p>
      <text:p text:style-name="P1">mitc uD450 </text:p>
      <text:p text:style-name="P1">mitd uD451 </text:p>
      <text:p text:style-name="P1">mite uD452 </text:p>
      <text:p text:style-name="P1">mitf uD453 </text:p>
      <text:p text:style-name="P1">mitg uD454 </text:p>
      <text:p text:style-name="P1">miti uD456 </text:p>
      <text:p text:style-name="P1">mitj uD457 </text:p>
      <text:p text:style-name="P1">mitk uD458 </text:p>
      <text:p text:style-name="P1">mitl uD459 </text:p>
      <text:p text:style-name="P1">mitm uD45A </text:p>
      <text:p text:style-name="P1">mitn uD45B </text:p>
      <text:p text:style-name="P1">mito uD45C </text:p>
      <text:p text:style-name="P1">mitp uD45D </text:p>
      <text:p text:style-name="P1">mitq uD45E </text:p>
      <text:p text:style-name="P1">mitr uD45F </text:p>
      <text:p text:style-name="P1">mits uD460 </text:p>
      <text:p text:style-name="P1">mitt uD461 </text:p>
      <text:p text:style-name="P1">mitu uD462 </text:p>
      <text:p text:style-name="P1">mitv uD463 </text:p>
      <text:p text:style-name="P1">mitw uD464 </text:p>
      <text:p text:style-name="P1">mitx uD465 </text:p>
      <text:p text:style-name="P1">mity uD466 </text:p>
      <text:p text:style-name="P1">mitz uD467 </text:p>
      <text:p text:style-name="P1">mitAlpha uD6E2 </text:p>
      <text:p text:style-name="P1">mitBeta uD6E3 </text:p>
      <text:p text:style-name="P1">mitGamma uD6E4 </text:p>
      <text:p text:style-name="P1">mitDelta uD6E5 </text:p>
      <text:p text:style-name="P1">mitEpsilon uD6E6 </text:p>
      <text:p text:style-name="P1">mitZeta uD6E7 </text:p>
      <text:p text:style-name="P1">mitEta uD6E8 </text:p>
      <text:p text:style-name="P1">mitTheta uD6E9 </text:p>
      <text:p text:style-name="P1">mitIota uD6EA </text:p>
      <text:p text:style-name="P1">mitKappa uD6EB </text:p>
      <text:p text:style-name="P1">mitLambda uD6EC </text:p>
      <text:p text:style-name="P1">mitMu uD6ED </text:p>
      <text:p text:style-name="P1">mitNu uD6EE </text:p>
      <text:p text:style-name="P1">mitXi uD6EF </text:p>
      <text:p text:style-name="P1">mitOmicron uD6F0 </text:p>
      <text:p text:style-name="P1">mitPi uD6F1 </text:p>
      <text:p text:style-name="P1">mitRho uD6F2 </text:p>
      <text:p text:style-name="P1">mitvarTheta uD6F3 </text:p>
      <text:p text:style-name="P1">mitSigma uD6F4 </text:p>
      <text:p text:style-name="P1">mitTau uD6F5 </text:p>
      <text:p text:style-name="P1">mitUpsilon uD6F6 </text:p>
      <text:p text:style-name="P1">mitPhi uD6F7 </text:p>
      <text:p text:style-name="P1">mitChi uD6F8 </text:p>
      <text:p text:style-name="P1">mitPsi uD6F9 </text:p>
      <text:p text:style-name="P1">mitOmega uD6FA </text:p>
      <text:p text:style-name="P1">mitalpha uD6FC </text:p>
      <text:p text:style-name="P1">mitbeta uD6FD </text:p>
      <text:p text:style-name="P1">mitgamma uD6FE </text:p>
      <text:p text:style-name="P1">mitdelta uD6FF </text:p>
      <text:p text:style-name="P1">mitvarepsilon uD700 </text:p>
      <text:p text:style-name="P1">mitzeta uD701 </text:p>
      <text:p text:style-name="P1">miteta uD702 </text:p>
      <text:p text:style-name="P1">mittheta uD703 </text:p>
      <text:p text:style-name="P1">mitiota uD704 </text:p>
      <text:p text:style-name="P1">mitkappa uD705 </text:p>
      <text:p text:style-name="P1">mitlambda uD706 </text:p>
      <text:p text:style-name="P1">mitmu uD707 </text:p>
      <text:p text:style-name="P1">mitnu uD708 </text:p>
      <text:p text:style-name="P1">mitxi uD709 </text:p>
      <text:p text:style-name="P1">mitomicron uD70A </text:p>
      <text:p text:style-name="P1">mitpi uD70B </text:p>
      <text:p text:style-name="P1">mscrA uD49C </text:p>
      <text:p text:style-name="P1">mscrC uD49E </text:p>
      <text:p text:style-name="P1">mscrD uD49F </text:p>
      <text:p text:style-name="P1">mscrG uD4A2 </text:p>
      <text:p text:style-name="P1">mscrJ uD4A5 </text:p>
      <text:p text:style-name="P1">mscrK uD4A6 </text:p>
      <text:p text:style-name="P1">mscrN uD4A9 </text:p>
      <text:p text:style-name="P1">mscrO uD4AA </text:p>
      <text:p text:style-name="P1">mscrP uD4AB </text:p>
      <text:p text:style-name="P1">mscrQ uD4AC </text:p>
      <text:p text:style-name="P1">mscrS uD4AE </text:p>
      <text:p text:style-name="P1">mscrT uD4AF </text:p>
      <text:p text:style-name="P1">mscrU uD4B0 </text:p>
      <text:p text:style-name="P1">mscrV uD4B1 </text:p>
      <text:p text:style-name="P1">mscrW uD4B2 </text:p>
      <text:p text:style-name="P1">mscrX uD4B3 </text:p>
      <text:p text:style-name="P1">mscrY uD4B4 </text:p>
      <text:p text:style-name="P1">mscrZ uD4B5 </text:p>
      <text:p text:style-name="P1">mscra uD4B6 </text:p>
      <text:p text:style-name="P1">mscrb uD4B7 </text:p>
      <text:p text:style-name="P1">mscrc uD4B8 </text:p>
      <text:p text:style-name="P1">mscrd uD4B9 </text:p>
      <text:p text:style-name="P1">mscrf uD4BB </text:p>
      <text:p text:style-name="P1">mscrh uD4BD </text:p>
      <text:p text:style-name="P1">mscri uD4BE </text:p>
      <text:p text:style-name="P1">mscrj uD4BF </text:p>
      <text:p text:style-name="P1">mscrk uD4C0 </text:p>
      <text:p text:style-name="P1">mscrl uD4C1 </text:p>
      <text:p text:style-name="P1">mscrm uD4C2 </text:p>
      <text:p text:style-name="P1">mscrn uD4C3 </text:p>
      <text:p text:style-name="P1">mscrp uD4C5 </text:p>
      <text:p text:style-name="P1">mscrq uD4C6 </text:p>
      <text:p text:style-name="P1">mscrr uD4C7 </text:p>
      <text:p text:style-name="P1">mscrs uD4C8 </text:p>
      <text:p text:style-name="P1">mscrt uD4C9 </text:p>
      <text:p text:style-name="P1">mscru uD4CA </text:p>
      <text:p text:style-name="P1">mscrv uD4CB </text:p>
      <text:p text:style-name="P1">mscrw uD4CC </text:p>
      <text:p text:style-name="P1">mscrx uD4CD </text:p>
      <text:p text:style-name="P1">mscry uD4CE </text:p>
      <text:p text:style-name="P1">mscrz uD4CF </text:p>
      <text:p text:style-name="P1">mfrakA uD504 </text:p>
      <text:p text:style-name="P1">mfrakB uD505 </text:p>
      <text:p text:style-name="P1">mfrakD uD507 </text:p>
      <text:p text:style-name="P1">mfrakE uD508 </text:p>
      <text:p text:style-name="P1">mfrakF uD509 </text:p>
      <text:p text:style-name="P1">mfrakG uD50A </text:p>
      <text:p text:style-name="P1">mfrakJ uD50D </text:p>
      <text:p text:style-name="P1">mfrakK uD50E </text:p>
      <text:p text:style-name="P1">mfrakL uD50F </text:p>
      <text:p text:style-name="P1">mfrakM uD510 </text:p>
      <text:p text:style-name="P1">mfrakN uD511 </text:p>
      <text:p text:style-name="P1">mfrakO uD512 </text:p>
      <text:p text:style-name="P1">mfrakP uD513 </text:p>
      <text:p text:style-name="P1">mfrakQ uD514 </text:p>
      <text:p text:style-name="P1">mfrakS uD516 </text:p>
      <text:p text:style-name="P1">mfrakT uD517 </text:p>
      <text:p text:style-name="P1">mfrakU uD518 </text:p>
      <text:p text:style-name="P1">mfrakV uD519 </text:p>
      <text:p text:style-name="P1">mfrakW uD51A </text:p>
      <text:p text:style-name="P1">mfrakX uD51B </text:p>
      <text:p text:style-name="P1">mfrakY uD51C </text:p>
      <text:p text:style-name="P1">mfraka uD51E </text:p>
      <text:p text:style-name="P1">mfrakb uD51F </text:p>
      <text:p text:style-name="P1">mfrakc uD520 </text:p>
      <text:p text:style-name="P1">mfrakd uD521 </text:p>
      <text:p text:style-name="P1">mfrake uD522 </text:p>
      <text:p text:style-name="P1">mfrakf uD523 </text:p>
      <text:p text:style-name="P1">mfrakg uD524 </text:p>
      <text:p text:style-name="P1">mfrakh uD525 </text:p>
      <text:p text:style-name="P1">mfraki uD526 </text:p>
      <text:p text:style-name="P1">mfrakj uD527 </text:p>
      <text:p text:style-name="P1">mfrakk uD528 </text:p>
      <text:p text:style-name="P1">mfrakl uD529 </text:p>
      <text:p text:style-name="P1">mfrakm uD52A </text:p>
      <text:p text:style-name="P1">mfrakn uD52B </text:p>
      <text:p text:style-name="P1">mfrako uD52C </text:p>
      <text:p text:style-name="P1">mfrakp uD52D </text:p>
      <text:p text:style-name="P1">mfrakq uD52E </text:p>
      <text:p text:style-name="P1">mfrakr uD52F </text:p>
      <text:p text:style-name="P1">mfraks uD530 </text:p>
      <text:p text:style-name="P1">mfrakt uD531 </text:p>
      <text:p text:style-name="P1">mfraku uD532 </text:p>
      <text:p text:style-name="P1">mfrakv uD533 </text:p>
      <text:p text:style-name="P1">mfrakw uD534 </text:p>
      <text:p text:style-name="P1">mfrakx uD535 </text:p>
      <text:p text:style-name="P1">mfraky uD536 </text:p>
      <text:p text:style-name="P1">mfrakz uD537 </text:p>
      <text:p text:style-name="P1">BbbA uD538 </text:p>
      <text:p text:style-name="P1">BbbB uD539 </text:p>
      <text:p text:style-name="P1">BbbD uD53B </text:p>
      <text:p text:style-name="P1">BbbE uD53C </text:p>
      <text:p text:style-name="P1">BbbF uD53D </text:p>
      <text:p text:style-name="P1">BbbG uD53E </text:p>
      <text:p text:style-name="P1">BbbI uD540 </text:p>
      <text:p text:style-name="P1">BbbJ uD541 </text:p>
      <text:p text:style-name="P1">BbbK uD542 </text:p>
      <text:p text:style-name="P1">BbbL uD543 </text:p>
      <text:p text:style-name="P1">BbbM uD544 </text:p>
      <text:p text:style-name="P1">BbbO uD546 </text:p>
      <text:p text:style-name="P1">BbbS uD54A </text:p>
      <text:p text:style-name="P1">BbbT uD54B </text:p>
      <text:p text:style-name="P1">BbbU uD54C </text:p>
      <text:p text:style-name="P1">BbbV uD54D </text:p>
      <text:p text:style-name="P1">BbbW uD54E </text:p>
      <text:p text:style-name="P1">BbbX uD54F </text:p>
      <text:p text:style-name="P1">BbbY uD550 </text:p>
      <text:p text:style-name="P1">Bbba uD552 </text:p>
      <text:p text:style-name="P1">Bbbb uD553 </text:p>
      <text:p text:style-name="P1">Bbbc uD554 </text:p>
      <text:p text:style-name="P1">Bbbd uD555 </text:p>
      <text:p text:style-name="P1">Bbbe uD556 </text:p>
      <text:p text:style-name="P1">Bbbf uD557 </text:p>
      <text:p text:style-name="P1">Bbbg uD558 </text:p>
      <text:p text:style-name="P1">Bbbh uD559 </text:p>
      <text:p text:style-name="P1">Bbbi uD55A </text:p>
      <text:p text:style-name="P1">Bbbj uD55B </text:p>
      <text:p text:style-name="P1">Bbbk uD55C </text:p>
      <text:p text:style-name="P1">Bbbl uD55D </text:p>
      <text:p text:style-name="P1">Bbbm uD55E </text:p>
      <text:p text:style-name="P1">Bbbn uD55F </text:p>
      <text:p text:style-name="P1">Bbbo uD560 </text:p>
      <text:p text:style-name="P1">Bbbp uD561 </text:p>
      <text:p text:style-name="P1">Bbbq uD562 </text:p>
      <text:p text:style-name="P1">Bbbr uD563 </text:p>
      <text:p text:style-name="P1">Bbbs uD564 </text:p>
      <text:p text:style-name="P1">Bbbt uD565 </text:p>
      <text:p text:style-name="P1">Bbbu uD566 </text:p>
      <text:p text:style-name="P1">Bbbv uD567 </text:p>
      <text:p text:style-name="P1">Bbbw uD568 </text:p>
      <text:p text:style-name="P1">Bbbx uD569 </text:p>
      <text:p text:style-name="P1">Bbby uD56A </text:p>
      <text:p text:style-name="P1">Bbbz uD56B </text:p>
      <text:p text:style-name="P1">msansA uD5A0 </text:p>
      <text:p text:style-name="P1">msansB uD5A1 </text:p>
      <text:p text:style-name="P1">msansC uD5A2 </text:p>
      <text:p text:style-name="P1">msansD uD5A3 </text:p>
      <text:p text:style-name="P1">msansE uD5A4 </text:p>
      <text:p text:style-name="P1">msansF uD5A5 </text:p>
      <text:p text:style-name="P1">msansG uD5A6 </text:p>
      <text:p text:style-name="P1">msansH uD5A7 </text:p>
      <text:p text:style-name="P1">msansI uD5A8 </text:p>
      <text:p text:style-name="P1">msansJ uD5A9 </text:p>
      <text:p text:style-name="P1">msansK uD5AA </text:p>
      <text:p text:style-name="P1">msansL uD5AB </text:p>
      <text:p text:style-name="P1">msansM uD5AC </text:p>
      <text:p text:style-name="P1">msansN uD5AD </text:p>
      <text:p text:style-name="P1">msansO uD5AE </text:p>
      <text:p text:style-name="P1">msansP uD5AF </text:p>
      <text:p text:style-name="P1">msansQ uD5B0 </text:p>
      <text:p text:style-name="P1">msansR uD5B1 </text:p>
      <text:p text:style-name="P1">msansS uD5B2 </text:p>
      <text:p text:style-name="P1">msansT uD5B3 </text:p>
      <text:p text:style-name="P1">msansU uD5B4 </text:p>
      <text:p text:style-name="P1">msansV uD5B5 </text:p>
      <text:p text:style-name="P1">msansW uD5B6 </text:p>
      <text:p text:style-name="P1">msansX uD5B7 </text:p>
      <text:p text:style-name="P1">msansY uD5B8 </text:p>
      <text:p text:style-name="P1">msansZ uD5B9 </text:p>
      <text:p text:style-name="P1">msansa uD5BA </text:p>
      <text:p text:style-name="P1">msansb uD5BB </text:p>
      <text:p text:style-name="P1">msansc uD5BC </text:p>
      <text:p text:style-name="P1">msansd uD5BD </text:p>
      <text:p text:style-name="P1">msanse uD5BE </text:p>
      <text:p text:style-name="P1">msansf uD5BF </text:p>
      <text:p text:style-name="P1">msansg uD5C0 </text:p>
      <text:p text:style-name="P1">msansh uD5C1 </text:p>
      <text:p text:style-name="P1">msansi uD5C2 </text:p>
      <text:p text:style-name="P1">msansj uD5C3 </text:p>
      <text:p text:style-name="P1">msansk uD5C4 </text:p>
      <text:p text:style-name="P1">msansl uD5C5 </text:p>
      <text:p text:style-name="P1">msansm uD5C6 </text:p>
      <text:p text:style-name="P1">msansn uD5C7 </text:p>
      <text:p text:style-name="P1">msanso uD5C8 </text:p>
      <text:p text:style-name="P1">msansp uD5C9 </text:p>
      <text:p text:style-name="P1">msansq uD5CA </text:p>
      <text:p text:style-name="P1">msansr uD5CB </text:p>
      <text:p text:style-name="P1">msanss uD5CC </text:p>
      <text:p text:style-name="P1">msanst uD5CD </text:p>
      <text:p text:style-name="P1">msansu uD5CE </text:p>
      <text:p text:style-name="P1">msansv uD5CF </text:p>
      <text:p text:style-name="P1">msansw uD5D0 </text:p>
      <text:p text:style-name="P1">msansx uD5D1 </text:p>
      <text:p text:style-name="P1">msansy uD5D2 </text:p>
      <text:p text:style-name="P1">msansz uD5D3 </text:p>
      <text:p text:style-name="P1">mitsansA uD608 </text:p>
      <text:p text:style-name="P1">mitsansB uD609 </text:p>
      <text:p text:style-name="P1">mitsansC uD60A </text:p>
      <text:p text:style-name="P1">mitsansD uD60B </text:p>
      <text:p text:style-name="P1">mitsansE uD60C </text:p>
      <text:p text:style-name="P1">mitsansF uD60D </text:p>
      <text:p text:style-name="P1">mitsansG uD60E </text:p>
      <text:p text:style-name="P1">mitsansH uD60F </text:p>
      <text:p text:style-name="P1">mitsansI uD610 </text:p>
      <text:p text:style-name="P1">mitsansJ uD611 </text:p>
      <text:p text:style-name="P1">mitsansK uD612 </text:p>
      <text:p text:style-name="P1">mitsansL uD613 </text:p>
      <text:p text:style-name="P1">mitsansM uD614 </text:p>
      <text:p text:style-name="P1">mitsansN uD615 </text:p>
      <text:p text:style-name="P1">mitsansO uD616 </text:p>
      <text:p text:style-name="P1">mitsansP uD617 </text:p>
      <text:p text:style-name="P1">mitsansQ uD618 </text:p>
      <text:p text:style-name="P1">mitsansR uD619 </text:p>
      <text:p text:style-name="P1">mitsansS uD61A </text:p>
      <text:p text:style-name="P1">mitsansT uD61B </text:p>
      <text:p text:style-name="P1">mitsansU uD61C </text:p>
      <text:p text:style-name="P1">mitsansV uD61D </text:p>
      <text:p text:style-name="P1">mitsansW uD61E </text:p>
      <text:p text:style-name="P1">mitsansX uD61F </text:p>
      <text:p text:style-name="P1">mitsansY uD620 </text:p>
      <text:p text:style-name="P1">mitsansZ uD621 </text:p>
      <text:p text:style-name="P1">mitsansa uD622 </text:p>
      <text:p text:style-name="P1">mitsansb uD623 </text:p>
      <text:p text:style-name="P1">mitsansc uD624 </text:p>
      <text:p text:style-name="P1">mitsansd uD625 </text:p>
      <text:p text:style-name="P1">mitsanse uD626 </text:p>
      <text:p text:style-name="P1">mitsansf uD627 </text:p>
      <text:p text:style-name="P1">mitsansg uD628 </text:p>
      <text:p text:style-name="P1">mitsansh uD629 </text:p>
      <text:p text:style-name="P1">mitsansi uD62A </text:p>
      <text:p text:style-name="P1">mitsansj uD62B </text:p>
      <text:p text:style-name="P1">mitsansk uD62C </text:p>
      <text:p text:style-name="P1">mitsansl uD62D </text:p>
      <text:p text:style-name="P1">mitsansm uD62E </text:p>
      <text:p text:style-name="P1">mitsansn uD62F </text:p>
      <text:p text:style-name="P1">mitsanso uD630 </text:p>
      <text:p text:style-name="P1">mitsansp uD631 </text:p>
      <text:p text:style-name="P1">mitsansq uD632 </text:p>
      <text:p text:style-name="P1">mitsansr uD633 </text:p>
      <text:p text:style-name="P1">mitsanss uD634 </text:p>
      <text:p text:style-name="P1">mitsanst uD635 </text:p>
      <text:p text:style-name="P1">mitsansu uD636 </text:p>
      <text:p text:style-name="P1">mitsansv uD637 </text:p>
      <text:p text:style-name="P1">mitsansw uD638 </text:p>
      <text:p text:style-name="P1">mitsansx uD639 </text:p>
      <text:p text:style-name="P1">mitsansy uD63A </text:p>
      <text:p text:style-name="P1">mitsansz uD63B </text:p>
      <text:p text:style-name="P1">mttA uD670 </text:p>
      <text:p text:style-name="P1">mttB uD671 </text:p>
      <text:p text:style-name="P1">mttC uD672 </text:p>
      <text:p text:style-name="P1">mttD uD673 </text:p>
      <text:p text:style-name="P1">mttE uD674 </text:p>
      <text:p text:style-name="P1">mttF uD675 </text:p>
      <text:p text:style-name="P1">mttG uD676 </text:p>
      <text:p text:style-name="P1">mttH uD677 </text:p>
      <text:p text:style-name="P1">mttI uD678 </text:p>
      <text:p text:style-name="P1">mttJ uD679 </text:p>
      <text:p text:style-name="P1">mttK uD67A </text:p>
      <text:p text:style-name="P1">mttL uD67B <text:s/></text:p>
      <text:p text:style-name="P1">mttM uD67C </text:p>
      <text:p text:style-name="P1">mttN uD67D </text:p>
      <text:p text:style-name="P1">mttO uD67E </text:p>
      <text:p text:style-name="P1">mttP uD67F </text:p>
      <text:p text:style-name="P1">mttQ uD680 <text:s/></text:p>
      <text:p text:style-name="P1">mttR uD681 </text:p>
      <text:p text:style-name="P1">mttS uD682 </text:p>
      <text:p text:style-name="P1">mttT uD683 </text:p>
      <text:p text:style-name="P1">mttU uD684 </text:p>
      <text:p text:style-name="P1">mttV uD685 </text:p>
      <text:p text:style-name="P1">mttW uD686</text:p>
      <text:p text:style-name="P1">mttX uD687 </text:p>
      <text:p text:style-name="P1">mttY uD688 </text:p>
      <text:p text:style-name="P1">mttZ uD689 </text:p>
      <text:p text:style-name="P1">mtta uD68A </text:p>
      <text:p text:style-name="P1">mttb uD68B </text:p>
      <text:p text:style-name="P1">mttc uD68C </text:p>
      <text:p text:style-name="P1">mttd uD68D </text:p>
      <text:p text:style-name="P1">mtte uD68E </text:p>
      <text:p text:style-name="P1">mttf uD68F </text:p>
      <text:p text:style-name="P1">mttg uD690 </text:p>
      <text:p text:style-name="P1">mtth uD691 </text:p>
      <text:p text:style-name="P1">mtti uD692 </text:p>
      <text:p text:style-name="P1">mttj uD693 </text:p>
      <text:p text:style-name="P1">mttk uD694 </text:p>
      <text:p text:style-name="P1">mttl uD695 </text:p>
      <text:p text:style-name="P1">mttm uD696 </text:p>
      <text:p text:style-name="P1">mttn uD697 </text:p>
      <text:p text:style-name="P1">mtto uD698 </text:p>
      <text:p text:style-name="P1">mttp uD699 </text:p>
      <text:p text:style-name="P1">mttq uD69A </text:p>
      <text:p text:style-name="P1">mttr uD69B </text:p>
      <text:p text:style-name="P1">mtts uD69C </text:p>
      <text:p text:style-name="P1">mttt uD69D </text:p>
      <text:p text:style-name="P1">mttu uD69E </text:p>
      <text:p text:style-name="P1">mttv uD69F </text:p>
      <text:p text:style-name="P1">mttw uD6A0 </text:p>
      <text:p text:style-name="P1">mttx uD6A1 </text:p>
      <text:p text:style-name="P1">mtty uD6A2 </text:p>
      <text:p text:style-name="P1">mttz uD6A3 </text:p>
      <text:p text:style-name="P1">mbfA uD400 </text:p>
      <text:p text:style-name="P1">mbfB uD401 </text:p>
      <text:p text:style-name="P1">mbfC uD402 </text:p>
      <text:p text:style-name="P1">mbfD uD403 </text:p>
      <text:p text:style-name="P1">mbfE uD404 </text:p>
      <text:p text:style-name="P1">mbfF uD405 </text:p>
      <text:p text:style-name="P1">mbfG uD406 </text:p>
      <text:p text:style-name="P1">mbfH uD407 </text:p>
      <text:p text:style-name="P1">mbfI uD408 </text:p>
      <text:p text:style-name="P1">mbfJ uD409 </text:p>
      <text:p text:style-name="P1">mbfK uD40A </text:p>
      <text:p text:style-name="P1">mbfL uD40B </text:p>
      <text:p text:style-name="P1">mbfM uD40C </text:p>
      <text:p text:style-name="P1">mbfN uD40D </text:p>
      <text:p text:style-name="P1">mbfO uD40E </text:p>
      <text:p text:style-name="P1">mbfP uD40F </text:p>
      <text:p text:style-name="P1">mbfQ uD410 </text:p>
      <text:p text:style-name="P1">mbfR uD411 </text:p>
      <text:p text:style-name="P1">mbfS uD412 </text:p>
      <text:p text:style-name="P1">mbfT uD413 </text:p>
      <text:p text:style-name="P1">mbfU uD414 </text:p>
      <text:p text:style-name="P1">mbfV uD415 </text:p>
      <text:p text:style-name="P1">mbfW uD416 </text:p>
      <text:p text:style-name="P1">mbfX uD417 </text:p>
      <text:p text:style-name="P1">mbfY uD418 </text:p>
      <text:p text:style-name="P1">mbfZ uD419 </text:p>
      <text:p text:style-name="P1">mbfa uD41A </text:p>
      <text:p text:style-name="P1">mbfb uD41B </text:p>
      <text:p text:style-name="P1">mbfc uD41C </text:p>
      <text:p text:style-name="P1">mbfd uD41D </text:p>
      <text:p text:style-name="P1">mbfe uD41E </text:p>
      <text:p text:style-name="P1">mbff uD41F </text:p>
      <text:p text:style-name="P1">mbfg uD420 </text:p>
      <text:p text:style-name="P1">mbfh uD421 </text:p>
      <text:p text:style-name="P1">mbfi uD422 </text:p>
      <text:p text:style-name="P1">mbfj uD423 </text:p>
      <text:p text:style-name="P1">mbfk uD424 </text:p>
      <text:p text:style-name="P1">mbfl uD425 </text:p>
      <text:p text:style-name="P1">mbfm uD426 </text:p>
      <text:p text:style-name="P1">mbfn uD427 </text:p>
      <text:p text:style-name="P1">mbfo uD428 </text:p>
      <text:p text:style-name="P1">mbfp uD429 </text:p>
      <text:p text:style-name="P1">mbfq uD42A </text:p>
      <text:p text:style-name="P1">mbfr uD42B </text:p>
      <text:p text:style-name="P1">mbfs uD42C </text:p>
      <text:p text:style-name="P1">mbft uD42D </text:p>
      <text:p text:style-name="P1">mbfu uD42E </text:p>
      <text:p text:style-name="P1">mbfv uD42F </text:p>
      <text:p text:style-name="P1">mbfw uD430 </text:p>
      <text:p text:style-name="P1">mbfx uD431 </text:p>
      <text:p text:style-name="P1">mbfy uD432 </text:p>
      <text:p text:style-name="P1">mbfz uD433 </text:p>
      <text:p text:style-name="P1">mbfAlpha uD6A8 </text:p>
      <text:p text:style-name="P1">mbfBeta uD6A9 </text:p>
      <text:p text:style-name="P1">mbfGamma uD6AA </text:p>
      <text:p text:style-name="P1">mbfDelta uD6AB </text:p>
      <text:p text:style-name="P1">mbfEpsilon uD6AC </text:p>
      <text:p text:style-name="P1">mbfZeta uD6AD </text:p>
      <text:p text:style-name="P1">mbfEta uD6AE </text:p>
      <text:p text:style-name="P1">mbfTheta uD6AF </text:p>
      <text:p text:style-name="P1">mbfIota uD6B0 </text:p>
      <text:p text:style-name="P1">mbfKappa uD6B1 </text:p>
      <text:p text:style-name="P1">mbfLambda uD6B2 </text:p>
      <text:p text:style-name="P1">mbfMu uD6B3 </text:p>
      <text:p text:style-name="P1">mbfNu uD6B4 </text:p>
      <text:p text:style-name="P1">mbfXi uD6B5 </text:p>
      <text:p text:style-name="P1">mbfOmicron uD6B6 </text:p>
      <text:p text:style-name="P1">mbfPi uD6B7 </text:p>
      <text:p text:style-name="P1">mbfRho uD6B8 </text:p>
      <text:p text:style-name="P1">mbfvarTheta uD6B9 </text:p>
      <text:p text:style-name="P1">mbfSigma uD6BA </text:p>
      <text:p text:style-name="P1">mbfTau uD6BB </text:p>
      <text:p text:style-name="P1">mbfUpsilon uD6BC </text:p>
      <text:p text:style-name="P1">mbfPhi uD6BD </text:p>
      <text:p text:style-name="P1">mbfChi uD6BE </text:p>
      <text:p text:style-name="P1">mbfPsi uD6BF </text:p>
      <text:p text:style-name="P1">mbfOmega uD6C0 </text:p>
      <text:p text:style-name="P1">mbfalpha uD6C2 </text:p>
      <text:p text:style-name="P1">mbfbeta uD6C3 </text:p>
      <text:p text:style-name="P1">mbfgamma uD6C4 </text:p>
      <text:p text:style-name="P1">mbfdelta uD6C5 </text:p>
      <text:p text:style-name="P1">mbfvarepsilon uD6C6 </text:p>
      <text:p text:style-name="P1">mbfzeta uD6C7 </text:p>
      <text:p text:style-name="P1">mbfeta uD6C8 </text:p>
      <text:p text:style-name="P1">mbftheta uD6C9 </text:p>
      <text:p text:style-name="P1">mbfiota uD6CA </text:p>
      <text:p text:style-name="P1">mbfkappa uD6CB </text:p>
      <text:p text:style-name="P1">mbflambda uD6CC </text:p>
      <text:p text:style-name="P1">mbfmu uD6CD </text:p>
      <text:p text:style-name="P1">mbfnu uD6CE </text:p>
      <text:p text:style-name="P1">mbfxi uD6CF </text:p>
      <text:p text:style-name="P1">mbfomicron uD6D0 </text:p>
      <text:p text:style-name="P1">mbfpi uD6D1 </text:p>
      <text:p text:style-name="P1">mbfrho uD6D2 </text:p>
      <text:p text:style-name="P1">mbfvarsigma uD6D3 </text:p>
      <text:p text:style-name="P1">mbfsigma uD6D4 </text:p>
      <text:p text:style-name="P1">mbftau uD6D5 </text:p>
      <text:p text:style-name="P1">mbfupsilon uD6D6 </text:p>
      <text:p text:style-name="P1">mbfvarphi uD6D7 </text:p>
      <text:p text:style-name="P1">mbfchi uD6D8 </text:p>
      <text:p text:style-name="P1">mbfpsi uD6D9 </text:p>
      <text:p text:style-name="P1">mbfomega uD6DA </text:p>
      <text:p text:style-name="P1">mbfpartial uD6DB </text:p>
      <text:p text:style-name="P1">mbfepsilon uD6DC </text:p>
      <text:p text:style-name="P1">mbfvartheta uD6DD </text:p>
      <text:p text:style-name="P1">mbfvarkappa uD6DE </text:p>
      <text:p text:style-name="P1">mbfphi uD6DF </text:p>
      <text:p text:style-name="P1">mbfvarrho uD6E0 </text:p>
      <text:p text:style-name="P1">mbfvarpi uD6E1 </text:p>
      <text:p text:style-name="P1">mbfitA uD468 </text:p>
      <text:p text:style-name="P1">mbfitB uD469 </text:p>
      <text:p text:style-name="P1">mbfitC uD46A </text:p>
      <text:p text:style-name="P1">mbfitD uD46B </text:p>
      <text:p text:style-name="P1">mbfitE uD46C </text:p>
      <text:p text:style-name="P1">mbfitF uD46D </text:p>
      <text:p text:style-name="P1">mbfitG uD46E </text:p>
      <text:p text:style-name="P1">mbfitH uD46F </text:p>
      <text:p text:style-name="P1">mbfitI uD470 </text:p>
      <text:p text:style-name="P1">mbfitJ uD471 </text:p>
      <text:p text:style-name="P1">mbfitK uD472 </text:p>
      <text:p text:style-name="P1">mbfitL uD473 </text:p>
      <text:p text:style-name="P1">mbfitM uD474 </text:p>
      <text:p text:style-name="P1">mbfitN uD475 </text:p>
      <text:p text:style-name="P1">mbfitO uD476 </text:p>
      <text:p text:style-name="P1">mbfitP uD477 </text:p>
      <text:p text:style-name="P1">mbfitQ uD478 </text:p>
      <text:p text:style-name="P1">mbfitR uD479 </text:p>
      <text:p text:style-name="P1">mbfitS uD47A </text:p>
      <text:p text:style-name="P1">mbfitT uD47B </text:p>
      <text:p text:style-name="P1">mbfitU uD47C </text:p>
      <text:p text:style-name="P1">mbfitV uD47D </text:p>
      <text:p text:style-name="P1">mbfitW uD47E </text:p>
      <text:p text:style-name="P1">mbfitX uD47F </text:p>
      <text:p text:style-name="P1">mbfitY uD480 </text:p>
      <text:p text:style-name="P1">mbfitZ uD481 </text:p>
      <text:p text:style-name="P1">mbfita uD482 </text:p>
      <text:p text:style-name="P1">mbfitb uD483 </text:p>
      <text:p text:style-name="P1">mbfitc uD484 </text:p>
      <text:p text:style-name="P1">mbfitd uD485 </text:p>
      <text:p text:style-name="P1">mbfite uD486 </text:p>
      <text:p text:style-name="P1">mbfitf uD487 </text:p>
      <text:p text:style-name="P1">mbfitg uD488 </text:p>
      <text:p text:style-name="P1">mbfith uD489 </text:p>
      <text:p text:style-name="P1">mbfiti uD48A </text:p>
      <text:p text:style-name="P1">mbfitj uD48B </text:p>
      <text:p text:style-name="P1">mbfitk uD48C </text:p>
      <text:p text:style-name="P1">mbfitl uD48D </text:p>
      <text:p text:style-name="P1">mbfitm uD48E </text:p>
      <text:p text:style-name="P1">mbfitn uD48F </text:p>
      <text:p text:style-name="P1">mbfito uD490 </text:p>
      <text:p text:style-name="P1">mbfitp uD491 </text:p>
      <text:p text:style-name="P1">mbfitq uD492 </text:p>
      <text:p text:style-name="P1">mbfitr uD493 </text:p>
      <text:p text:style-name="P1">mbfits uD494 </text:p>
      <text:p text:style-name="P1">mbfitt uD495 </text:p>
      <text:p text:style-name="P1">mbfitu uD496 </text:p>
      <text:p text:style-name="P1">mbfitv uD497 </text:p>
      <text:p text:style-name="P1">mbfitw uD498 </text:p>
      <text:p text:style-name="P1">mbfitx uD499 </text:p>
      <text:p text:style-name="P1">mbfity uD49A </text:p>
      <text:p text:style-name="P1">mbfitz uD49B </text:p>
      <text:p text:style-name="P1">mbfitAlpha uD71C </text:p>
      <text:p text:style-name="P1">mbfitBeta uD71D </text:p>
      <text:p text:style-name="P1">mbfitGamma uD71E </text:p>
      <text:p text:style-name="P1">mbfitDelta uD71F </text:p>
      <text:p text:style-name="P1">mbfitEpsilon uD720 </text:p>
      <text:p text:style-name="P1">mbfitZeta uD721 </text:p>
      <text:p text:style-name="P1">mbfitEta uD722 </text:p>
      <text:p text:style-name="P1">mbfitTheta uD723 </text:p>
      <text:p text:style-name="P1">mbfitIota uD724 </text:p>
      <text:p text:style-name="P1">mbfitKappa uD725 </text:p>
      <text:p text:style-name="P1">mbfitLambda uD726 </text:p>
      <text:p text:style-name="P1">mbfitMu uD727 </text:p>
      <text:p text:style-name="P1">mbfitNu uD728 </text:p>
      <text:p text:style-name="P1">mbfitXi uD729 </text:p>
      <text:p text:style-name="P1">mbfitOmicron uD72A </text:p>
      <text:p text:style-name="P1">mbfitPi uD72B </text:p>
      <text:p text:style-name="P1">mbfitRho uD72C </text:p>
      <text:p text:style-name="P1">mbfitvarTheta uD72D </text:p>
      <text:p text:style-name="P1">mbfitSigma uD72E </text:p>
      <text:p text:style-name="P1">mbfitTau uD72F </text:p>
      <text:p text:style-name="P1">mbfitUpsilon uD730 </text:p>
      <text:p text:style-name="P1">mbfitPhi uD731 </text:p>
      <text:p text:style-name="P1">mbfitChi uD732 </text:p>
      <text:p text:style-name="P1">mbfitPsi uD733 </text:p>
      <text:p text:style-name="P1">mbfitOmega uD734 </text:p>
      <text:p text:style-name="P1">mbfitalpha uD736 </text:p>
      <text:p text:style-name="P1">mbfitbeta uD737 </text:p>
      <text:p text:style-name="P1">mbfitgamma uD738 </text:p>
      <text:p text:style-name="P1">mbfitdelta uD739 </text:p>
      <text:p text:style-name="P1">mbfitvarepsilon uD73A </text:p>
      <text:p text:style-name="P1">mbfitzeta uD73B </text:p>
      <text:p text:style-name="P1">mbfiteta uD73C </text:p>
      <text:p text:style-name="P1">mbfittheta uD73D </text:p>
      <text:p text:style-name="P1">mbfitiota uD73E </text:p>
      <text:p text:style-name="P1">mbfitkappa uD73F </text:p>
      <text:p text:style-name="P1">mbfitlambda uD740 </text:p>
      <text:p text:style-name="P1">mbfitmu uD741 </text:p>
      <text:p text:style-name="P1">mbfitnu uD742 </text:p>
      <text:p text:style-name="P1">mbfitxi uD743 </text:p>
      <text:p text:style-name="P1">mbfitomicron uD744 </text:p>
      <text:p text:style-name="P1">mbfitpi uD745 </text:p>
      <text:p text:style-name="P1">mbfitrho uD746 </text:p>
      <text:p text:style-name="P1">mbfitvarsigma uD747 </text:p>
      <text:p text:style-name="P1">mbfitsigma uD748 </text:p>
      <text:p text:style-name="P1">mbfittau uD749 </text:p>
      <text:p text:style-name="P1">mbfitupsilon uD74A </text:p>
      <text:p text:style-name="P1">mbfitvarphi uD74B </text:p>
      <text:p text:style-name="P1">mbfitchi uD74C </text:p>
      <text:p text:style-name="P1">mbfitpsi uD74D </text:p>
      <text:p text:style-name="P1">mbfitomega uD74E </text:p>
      <text:p text:style-name="P1">mbfitpartial uD74F </text:p>
      <text:p text:style-name="P1">mbfitepsilon uD750 </text:p>
      <text:p text:style-name="P1">mbfitvartheta uD751 </text:p>
      <text:p text:style-name="P1">mbfitvarkappa uD752 </text:p>
      <text:p text:style-name="P1">mbfitphi uD753 </text:p>
      <text:p text:style-name="P1">mbfitvarrho uD754 </text:p>
      <text:p text:style-name="P1">mbfitvarpi uD755 </text:p>
      <text:p text:style-name="P1">mbfscrA uD4D0 </text:p>
      <text:p text:style-name="P1">mbfscrB uD4D1 </text:p>
      <text:p text:style-name="P1">mbfscrC uD4D2 </text:p>
      <text:p text:style-name="P1">mbfscrD uD4D3 </text:p>
      <text:p text:style-name="P1">mbfscrE uD4D4 </text:p>
      <text:p text:style-name="P1">mbfscrF uD4D5 </text:p>
      <text:p text:style-name="P1">mbfscrG uD4D6 </text:p>
      <text:p text:style-name="P1">mbfscrH uD4D7 </text:p>
      <text:p text:style-name="P1">mbfscrI uD4D8 </text:p>
      <text:p text:style-name="P1">mbfscrJ uD4D9 </text:p>
      <text:p text:style-name="P1">mbfscrK uD4DA </text:p>
      <text:p text:style-name="P1">mbfscrL uD4DB </text:p>
      <text:p text:style-name="P1">mbfscrM uD4DC </text:p>
      <text:p text:style-name="P1">mbfscrN uD4DD </text:p>
      <text:p text:style-name="P1">mbfscrO uD4DE </text:p>
      <text:p text:style-name="P1">mbfscrP uD4DF </text:p>
      <text:p text:style-name="P1">mbfscrQ uD4E0 </text:p>
      <text:p text:style-name="P1">mbfscrR uD4E1 </text:p>
      <text:p text:style-name="P1">mbfscrS uD4E2 </text:p>
      <text:p text:style-name="P1">mbfscrT uD4E3 </text:p>
      <text:p text:style-name="P1">mbfscrU uD4E4 </text:p>
      <text:p text:style-name="P1">mbfscrV uD4E5 </text:p>
      <text:p text:style-name="P1">mbfscrW uD4E6 </text:p>
      <text:p text:style-name="P1">mbfscrX uD4E7 </text:p>
      <text:p text:style-name="P1">mbfscrY uD4E8 </text:p>
      <text:p text:style-name="P1">mbfscrZ uD4E9 </text:p>
      <text:p text:style-name="P1">mbfscra uD4EA </text:p>
      <text:p text:style-name="P1">mbfscrb uD4EB </text:p>
      <text:p text:style-name="P1">mbfscrc uD4EC </text:p>
      <text:p text:style-name="P1">mbfscrd uD4ED </text:p>
      <text:p text:style-name="P1">mbfscre uD4EE </text:p>
      <text:p text:style-name="P1">mbfscrf uD4EF </text:p>
      <text:p text:style-name="P1">mbfscrg uD4F0 </text:p>
      <text:p text:style-name="P1">mbfscrh uD4F1 </text:p>
      <text:p text:style-name="P1">mbfscri uD4F2 </text:p>
      <text:p text:style-name="P1">mbfscrj uD4F3 </text:p>
      <text:p text:style-name="P1">mbfscrk uD4F4 </text:p>
      <text:p text:style-name="P1">mbfscrl uD4F5 </text:p>
      <text:p text:style-name="P1">mbfscrm uD4F6 </text:p>
      <text:p text:style-name="P1">mbfscrn uD4F7 </text:p>
      <text:p text:style-name="P1">mbfscro uD4F8 </text:p>
      <text:p text:style-name="P1">mbfscrp uD4F9 </text:p>
      <text:p text:style-name="P1">mbfscrq uD4FA </text:p>
      <text:p text:style-name="P1">mbfscrr uD4FB </text:p>
      <text:p text:style-name="P1">mbfscrs uD4FC </text:p>
      <text:p text:style-name="P1">mbfscrt uD4FD </text:p>
      <text:p text:style-name="P1">mbfscru uD4FE </text:p>
      <text:p text:style-name="P1">mbfscrv uD4FF </text:p>
      <text:p text:style-name="P1">mbfscrw uD500 </text:p>
      <text:p text:style-name="P1">mbfscrx uD501 </text:p>
      <text:p text:style-name="P1">mbfscry uD502 </text:p>
      <text:p text:style-name="P1">mbfscrz uD503 </text:p>
      <text:p text:style-name="P1">mbffrakA uD56C </text:p>
      <text:p text:style-name="P1">mbffrakB uD56D </text:p>
      <text:p text:style-name="P1">mbffrakC uD56E </text:p>
      <text:p text:style-name="P1">mbffrakD uD56F </text:p>
      <text:p text:style-name="P1">mbffrakE uD570 </text:p>
      <text:p text:style-name="P1">mbffrakF uD571 </text:p>
      <text:p text:style-name="P1">mbffrakG uD572 </text:p>
      <text:p text:style-name="P1">mbffrakH uD573 </text:p>
      <text:p text:style-name="P1">mbffrakI uD574 </text:p>
      <text:p text:style-name="P1">mbffrakJ uD575 </text:p>
      <text:p text:style-name="P1">mbffrakK uD576 </text:p>
      <text:p text:style-name="P1">mbffrakL uD577 </text:p>
      <text:p text:style-name="P1">mbffrakM uD578 </text:p>
      <text:p text:style-name="P1">mbffrakN uD579 </text:p>
      <text:p text:style-name="P1">mbffrakO uD57A </text:p>
      <text:p text:style-name="P1">mbffrakP uD57B </text:p>
      <text:p text:style-name="P1">mbffrakQ uD57C </text:p>
      <text:p text:style-name="P1">mbffrakR uD57D </text:p>
      <text:p text:style-name="P1">mbffrakS uD57E </text:p>
      <text:p text:style-name="P1">mbffrakT uD57F </text:p>
      <text:p text:style-name="P1">mbffrakU uD580 </text:p>
      <text:p text:style-name="P1">mbffrakV uD581 </text:p>
      <text:p text:style-name="P1">mbffrakW uD582 </text:p>
      <text:p text:style-name="P1">mbffrakX uD583 </text:p>
      <text:p text:style-name="P1">mbffrakY uD584 </text:p>
      <text:p text:style-name="P1">mbffrakZ uD585 </text:p>
      <text:p text:style-name="P1">mbffraka uD586 </text:p>
      <text:p text:style-name="P1">mbffrakb uD587 </text:p>
      <text:p text:style-name="P1">mbffrakc uD588 </text:p>
      <text:p text:style-name="P1">mbffrakd uD589 </text:p>
      <text:p text:style-name="P1">mbffrake uD58A </text:p>
      <text:p text:style-name="P1">mbffrakf uD58B </text:p>
      <text:p text:style-name="P1">mbffrakg uD58C </text:p>
      <text:p text:style-name="P1">mbffrakh uD58D </text:p>
      <text:p text:style-name="P1">mbffraki uD58E </text:p>
      <text:p text:style-name="P1">mbffrakj uD58F </text:p>
      <text:p text:style-name="P1">mbffrakk uD590 </text:p>
      <text:p text:style-name="P1">mbffrakl uD591 </text:p>
      <text:p text:style-name="P1">mbffrakm uD592 </text:p>
      <text:p text:style-name="P1">mbffrakn uD593 </text:p>
      <text:p text:style-name="P1">mbffrako uD594 </text:p>
      <text:p text:style-name="P1">mbffrakp uD595 </text:p>
      <text:p text:style-name="P1">mbffrakq uD596 </text:p>
      <text:p text:style-name="P1">mbffrakr uD597 </text:p>
      <text:p text:style-name="P1">mbffraks uD598 </text:p>
      <text:p text:style-name="P1">mbffrakt uD599 </text:p>
      <text:p text:style-name="P1">mbffraku uD59A </text:p>
      <text:p text:style-name="P1">mbffrakv uD59B </text:p>
      <text:p text:style-name="P1">mbffrakw uD59C </text:p>
      <text:p text:style-name="P1">mbffrakx uD59D </text:p>
      <text:p text:style-name="P1">mbffraky uD59E </text:p>
      <text:p text:style-name="P1">mbffrakz uD59F </text:p>
      <text:p text:style-name="P1">mbfsansA uD5D4 </text:p>
      <text:p text:style-name="P1">mbfsansB uD5D5 </text:p>
      <text:p text:style-name="P1">mbfsansC uD5D6 </text:p>
      <text:p text:style-name="P1">mbfsansD uD5D7 </text:p>
      <text:p text:style-name="P1">mbfsansE uD5D8 </text:p>
      <text:p text:style-name="P1">mbfsansF uD5D9 </text:p>
      <text:p text:style-name="P1">mbfsansG uD5DA </text:p>
      <text:p text:style-name="P1">mbfsansH uD5DB </text:p>
      <text:p text:style-name="P1">mbfsansI uD5DC </text:p>
      <text:p text:style-name="P1">mbfsansJ uD5DD </text:p>
      <text:p text:style-name="P1">mbfsansK uD5DE </text:p>
      <text:p text:style-name="P1">mbfsansL uD5DF </text:p>
      <text:p text:style-name="P1">mbfsansM uD5E0 </text:p>
      <text:p text:style-name="P1">mbfsansN uD5E1 </text:p>
      <text:p text:style-name="P1">mbfsansO uD5E2 </text:p>
      <text:p text:style-name="P1">mbfsansP uD5E3 </text:p>
      <text:p text:style-name="P1">mbfsansQ uD5E4 </text:p>
      <text:p text:style-name="P1">mbfsansR uD5E5 </text:p>
      <text:p text:style-name="P1">mbfsansS uD5E6 </text:p>
      <text:p text:style-name="P1">mbfsansT uD5E7 </text:p>
      <text:p text:style-name="P1">mbfsansU uD5E8 </text:p>
      <text:p text:style-name="P1">mbfsansV uD5E9 </text:p>
      <text:p text:style-name="P1">mbfsansW uD5EA </text:p>
      <text:p text:style-name="P1">mbfsansX uD5EB </text:p>
      <text:p text:style-name="P1">mbfsansY uD5EC </text:p>
      <text:p text:style-name="P1">mbfsansZ uD5ED </text:p>
      <text:p text:style-name="P1">mbfsansa uD5EE </text:p>
      <text:p text:style-name="P1">mbfsansb uD5EF </text:p>
      <text:p text:style-name="P1">mbfsansc uD5F0 </text:p>
      <text:p text:style-name="P1">mbfsansd uD5F1 </text:p>
      <text:p text:style-name="P1">mbfsanse uD5F2 </text:p>
      <text:p text:style-name="P1">mbfsansf uD5F3 </text:p>
      <text:p text:style-name="P1">mbfsansg uD5F4 </text:p>
      <text:p text:style-name="P1">mbfsansh uD5F5 </text:p>
      <text:p text:style-name="P1">mbfsansi uD5F6 </text:p>
      <text:p text:style-name="P1">mbfsansj uD5F7 </text:p>
      <text:p text:style-name="P1">mbfsansk uD5F8 </text:p>
      <text:p text:style-name="P1">mbfsansl uD5F9 </text:p>
      <text:p text:style-name="P1">mbfsansm uD5FA </text:p>
      <text:p text:style-name="P1">mbfsansn uD5FB </text:p>
      <text:p text:style-name="P1">mbfsanso uD5FC </text:p>
      <text:p text:style-name="P1">mbfsansp uD5FD </text:p>
      <text:p text:style-name="P1">mbfsansq uD5FE </text:p>
      <text:p text:style-name="P1">mbfsansr uD5FF </text:p>
      <text:p text:style-name="P1">mbfsanss uD600 </text:p>
      <text:p text:style-name="P1">mbfsanst uD601 </text:p>
      <text:p text:style-name="P1">mbfsansu uD602 </text:p>
      <text:p text:style-name="P1">mbfsansv uD603 </text:p>
      <text:p text:style-name="P1">mbfsansw uD604 </text:p>
      <text:p text:style-name="P1">mbfsansx uD605 </text:p>
      <text:p text:style-name="P1">mbfsansy uD606 </text:p>
      <text:p text:style-name="P1">mbfsansz uD607 </text:p>
      <text:p text:style-name="P1">mbfitsansA uD63C </text:p>
      <text:p text:style-name="P1">mbfitsansB uD63D </text:p>
      <text:p text:style-name="P1">mbfitsansC uD63E </text:p>
      <text:p text:style-name="P1">mbfitsansD uD63F </text:p>
      <text:p text:style-name="P1">mbfitsansE uD640 </text:p>
      <text:p text:style-name="P1">mbfitsansF uD641 </text:p>
      <text:p text:style-name="P1">mbfitsansG uD642 </text:p>
      <text:p text:style-name="P1">mbfitsansH uD643 </text:p>
      <text:p text:style-name="P1">mbfitsansI uD644 </text:p>
      <text:p text:style-name="P1">mbfitsansJ uD645 </text:p>
      <text:p text:style-name="P1">mbfitsansK uD646 </text:p>
      <text:p text:style-name="P1">mbfitsansL uD647 </text:p>
      <text:p text:style-name="P1">mbfitsansM uD648 </text:p>
      <text:p text:style-name="P1">mbfitsansN uD649 </text:p>
      <text:p text:style-name="P1">mbfitsansO uD64A </text:p>
      <text:p text:style-name="P1">mbfitsansP uD64B </text:p>
      <text:p text:style-name="P1">mbfitsansQ uD64C </text:p>
      <text:p text:style-name="P1">mbfitsansR uD64D </text:p>
      <text:p text:style-name="P1">mbfitsansS uD64E </text:p>
      <text:p text:style-name="P1">mbfitsansT uD64F </text:p>
      <text:p text:style-name="P1">mbfitsansU uD650 </text:p>
      <text:p text:style-name="P1">mbfitsansV uD651 </text:p>
      <text:p text:style-name="P1">mbfitsansW uD652 </text:p>
      <text:p text:style-name="P1">mbfitsansX uD653 </text:p>
      <text:p text:style-name="P1">mbfitsansY uD654 </text:p>
      <text:p text:style-name="P1">mbfitsansZ uD655 </text:p>
      <text:p text:style-name="P1">mbfitsansa uD656 </text:p>
      <text:p text:style-name="P1">mbfitsansb uD657 </text:p>
      <text:p text:style-name="P1">mbfitsansc uD658 </text:p>
      <text:p text:style-name="P1">mbfitsansd uD659 </text:p>
      <text:p text:style-name="P1">mbfitsanse uD65A </text:p>
      <text:p text:style-name="P1">mbfitsansf uD65B </text:p>
      <text:p text:style-name="P1">mbfitsansg uD65C </text:p>
      <text:p text:style-name="P1">mbfitsansh uD65D </text:p>
      <text:p text:style-name="P1">mbfitsansi uD65E </text:p>
      <text:p text:style-name="P1">mbfitsansj uD65F </text:p>
      <text:p text:style-name="P1">mbfitsansk uD660 </text:p>
      <text:p text:style-name="P1">mbfitsansl uD661 </text:p>
      <text:p text:style-name="P1">mbfitsansm uD662 </text:p>
      <text:p text:style-name="P1">mbfitsansn uD663 </text:p>
      <text:p text:style-name="P1">mbfitsanso uD664 </text:p>
      <text:p text:style-name="P1">mbfitsansp uD665 </text:p>
      <text:p text:style-name="P1">mbfitsansq uD666 </text:p>
      <text:p text:style-name="P1">mbfitsansr uD667 </text:p>
      <text:p text:style-name="P1">mbfitsanss uD668 </text:p>
      <text:p text:style-name="P1">mbfitsanst uD669 </text:p>
      <text:p text:style-name="P1">mbfitsansu uD66A </text:p>
      <text:p text:style-name="P1">mbfitsansv uD66B </text:p>
      <text:p text:style-name="P1">mbfitsansw uD66C </text:p>
      <text:p text:style-name="P1">mbfitsansx uD66D </text:p>
      <text:p text:style-name="P1">mbfitsansy uD66E </text:p>
      <text:p text:style-name="P1">mbfitsansz uD66F </text:p>
      <text:p text:style-name="P1">mbfsansAlpha uD756 </text:p>
      <text:p text:style-name="P1">mbfsansBeta uD757 </text:p>
      <text:p text:style-name="P1">mbfsansGamma uD758 </text:p>
      <text:p text:style-name="P1">mbfsansDelta uD759 </text:p>
      <text:p text:style-name="P1">mbfsansEpsilon uD75A </text:p>
      <text:p text:style-name="P1">mbfsansZeta uD75B </text:p>
      <text:p text:style-name="P1">mbfsansEta uD75C </text:p>
      <text:p text:style-name="P1">mbfsansTheta uD75D </text:p>
      <text:p text:style-name="P1">mbfsansIota uD75E </text:p>
      <text:p text:style-name="P1">mbfsansKappa uD75F </text:p>
      <text:p text:style-name="P1">mbfsansLambda uD760 </text:p>
      <text:p text:style-name="P1">mbfsansMu uD761 </text:p>
      <text:p text:style-name="P1">mbfsansNu uD762 </text:p>
      <text:p text:style-name="P1">mbfsansXi uD763 </text:p>
      <text:p text:style-name="P1">mbfsansOmicron uD764 </text:p>
      <text:p text:style-name="P1">mbfsansPi uD765 </text:p>
      <text:p text:style-name="P1">mbfsansRho uD766 </text:p>
      <text:p text:style-name="P1">mbfsansvarTheta uD767 </text:p>
      <text:p text:style-name="P1">mbfsansSigma uD768 </text:p>
      <text:p text:style-name="P1">mbfsansTau uD769 </text:p>
      <text:p text:style-name="P1">mbfsansUpsilon uD76A </text:p>
      <text:p text:style-name="P1">mbfsansPhi uD76B </text:p>
      <text:p text:style-name="P1">mbfsansChi uD76C </text:p>
      <text:p text:style-name="P1">mbfsansPsi uD76D </text:p>
      <text:p text:style-name="P1">mbfsansOmega uD76E </text:p>
      <text:p text:style-name="P1">mbfsansalpha uD770 </text:p>
      <text:p text:style-name="P1">mbfsansbeta uD771 </text:p>
      <text:p text:style-name="P1">mbfsansgamma uD772 </text:p>
      <text:p text:style-name="P1">mbfsansdelta uD773 </text:p>
      <text:p text:style-name="P1">mbfsansvarepsilon uD774 </text:p>
      <text:p text:style-name="P1">mbfsanszeta uD775 </text:p>
      <text:p text:style-name="P1">mbfsanseta uD776 </text:p>
      <text:p text:style-name="P1">mbfsanstheta uD777 </text:p>
      <text:p text:style-name="P1">mbfsansiota uD778 </text:p>
      <text:p text:style-name="P1">mbfsanskappa uD779 </text:p>
      <text:p text:style-name="P1">mbfsanslambda uD77A </text:p>
      <text:p text:style-name="P1">mbfsansmu uD77B </text:p>
      <text:p text:style-name="P1">mbfsansnu uD77C </text:p>
      <text:p text:style-name="P1">mbfsansxi uD77D </text:p>
      <text:p text:style-name="P1">mbfsansomicron uD77E </text:p>
      <text:p text:style-name="P1">mbfsanspi uD77F </text:p>
      <text:p text:style-name="P1">mbfsansrho uD780 </text:p>
      <text:p text:style-name="P1">mbfsansvarsigma uD781 </text:p>
      <text:p text:style-name="P1">mbfsanssigma uD782 </text:p>
      <text:p text:style-name="P1">mbfsanstau uD783 </text:p>
      <text:p text:style-name="P1">mbfsansupsilon uD784 </text:p>
      <text:p text:style-name="P1">mbfsansvarphi uD785 </text:p>
      <text:p text:style-name="P1">mbfsanschi uD786 </text:p>
      <text:p text:style-name="P1">mbfsanspsi uD787 </text:p>
      <text:p text:style-name="P1">mbfsansomega uD788 </text:p>
      <text:p text:style-name="P1">mbfsanspartial uD789 </text:p>
      <text:p text:style-name="P1">mbfsansepsilon uD78A </text:p>
      <text:p text:style-name="P1">mbfsansvartheta uD78B </text:p>
      <text:p text:style-name="P1">mbfsansvarkappa uD78C </text:p>
      <text:p text:style-name="P1">mbfsansphi uD78D </text:p>
      <text:p text:style-name="P1">mbfsansvarrho uD78E </text:p>
      <text:p text:style-name="P1">mbfsansvarpi uD78F </text:p>
      <text:p text:style-name="P1">mbfitsansAlpha uD790 </text:p>
      <text:p text:style-name="P1">mbfitsansBeta uD791 </text:p>
      <text:p text:style-name="P1">mbfitsansGamma uD792 </text:p>
      <text:p text:style-name="P1">mbfitsansDelta uD793 </text:p>
      <text:p text:style-name="P1">mbfitsansEpsilon uD794 </text:p>
      <text:p text:style-name="P1">mbfitsansZeta uD795 </text:p>
      <text:p text:style-name="P1">mbfitsansEta uD796 </text:p>
      <text:p text:style-name="P1">mbfitsansTheta uD797 </text:p>
      <text:p text:style-name="P1">mbfitsansIota uD798 </text:p>
      <text:p text:style-name="P1">mbfitsansKappa uD799 </text:p>
      <text:p text:style-name="P1">mbfitsansLambda uD79A </text:p>
      <text:p text:style-name="P1">mbfitsansMu uD79B </text:p>
      <text:p text:style-name="P1">mbfitsansNu uD79C </text:p>
      <text:p text:style-name="P1">mbfitsansXi uD79D </text:p>
      <text:p text:style-name="P1">mbfitsansOmicron uD79E </text:p>
      <text:p text:style-name="P1">mbfitsansPi uD79F </text:p>
      <text:p text:style-name="P1">mbfitsansRho uD7A0 </text:p>
      <text:p text:style-name="P1">mbfitsansvarTheta uD7A1 </text:p>
      <text:p text:style-name="P1">mbfitsansSigma uD7A2 </text:p>
      <text:p text:style-name="P1">mbfitsansTau uD7A3 </text:p>
      <text:p text:style-name="P1">mbfitsansUpsilon uD7A4 </text:p>
      <text:p text:style-name="P1">mbfitsansPhi uD7A5 </text:p>
      <text:p text:style-name="P1">mbfitsansChi uD7A6 </text:p>
      <text:p text:style-name="P1">mbfitsansPsi uD7A7 </text:p>
      <text:p text:style-name="P1">mbfitsansOmega uD7A8 </text:p>
      <text:p text:style-name="P1">mbfitsansalpha uD7AA </text:p>
      <text:p text:style-name="P1">mbfitsansbeta uD7AB </text:p>
      <text:p text:style-name="P1">mbfitsansgamma uD7AC </text:p>
      <text:p text:style-name="P1">mbfitsansdelta uD7AD </text:p>
      <text:p text:style-name="P1">mbfitsansvarepsilon uD7AE </text:p>
      <text:p text:style-name="P1">mbfitsanszeta uD7AF </text:p>
      <text:p text:style-name="P1">mbfitsanseta uD7B0 </text:p>
      <text:p text:style-name="P1">mbfitsanstheta uD7B1 </text:p>
      <text:p text:style-name="P1">mbfitsansiota uD7B2 </text:p>
      <text:p text:style-name="P1">mbfitsanskappa uD7B3 </text:p>
      <text:p text:style-name="P1">mbfitsanslambda uD7B4 </text:p>
      <text:p text:style-name="P1">mbfitsansmu uD7B5 </text:p>
      <text:p text:style-name="P1">mbfitsansnu uD7B6 </text:p>
      <text:p text:style-name="P1">mbfitsansxi uD7B7 </text:p>
      <text:p text:style-name="P1">mbfitsansomicron uD7B8 </text:p>
      <text:p text:style-name="P1">mbfitsanspi uD7B9 </text:p>
      <text:p text:style-name="P1">mbfitsansrho uD7BA </text:p>
      <text:p text:style-name="P1">mbfitsansvarsigma uD7BB </text:p>
      <text:p text:style-name="P1">mbfitsanssigma uD7BC </text:p>
      <text:p text:style-name="P1">mbfitsanstau uD7BD </text:p>
      <text:p text:style-name="P1">mbfitsansupsilon uD7BE </text:p>
      <text:p text:style-name="P1">mbfitsansvarphi uD7BF </text:p>
      <text:p text:style-name="P1">mbfitsanschi uD7C0 </text:p>
      <text:p text:style-name="P1">mbfitsanspsi uD7C1 </text:p>
      <text:p text:style-name="P1">mbfitsansomega uD7C2 </text:p>
      <text:p text:style-name="P1">mbfitsanspartial uD7C3 </text:p>
      <text:p text:style-name="P1">mbfitsansepsilon uD7C4 </text:p>
      <text:p text:style-name="P1">mbfitsansvartheta uD7C5 </text:p>
      <text:p text:style-name="P1">mbfitsansvarkappa uD7C6 </text:p>
      <text:p text:style-name="P1">mbfitsansphi uD7C7 </text:p>
      <text:p text:style-name="P1">mbfitsansvarrho uD7C8 </text:p>
      <text:p text:style-name="P1">mbfitsansvarpi uD7C9 </text:p>
      <text:p text:style-name="P1">matheth u00F0 </text:p>
      <text:p text:style-name="P1">mathhyphen u2010 </text:p>
      <text:p text:style-name="P1">BbbC u2102 </text:p>
      <text:p text:style-name="P1">mscrg u210A </text:p>
      <text:p text:style-name="P1">mscrH u210B </text:p>
      <text:p text:style-name="P1">mfrakH u210C </text:p>
      <text:p text:style-name="P1">BbbH u210D </text:p>
      <text:p text:style-name="P1">hslash u210F </text:p>
      <text:p text:style-name="P1">mscrI u210F </text:p>
      <text:p text:style-name="P1">Im u2111 </text:p>
      <text:p text:style-name="P1">mscrL u2112 </text:p>
      <text:p text:style-name="P1">ell u2113 </text:p>
      <text:p text:style-name="P1">BbbN u2115 </text:p>
      <text:p text:style-name="P1">wp u2118 </text:p>
      <text:p text:style-name="P1">BbbP u2119 </text:p>
      <text:p text:style-name="P1">BbbQ u211A </text:p>
      <text:p text:style-name="P1">mscrR u211B </text:p>
      <text:p text:style-name="P1">Re u211C </text:p>
      <text:p text:style-name="P1">BbbR u211D </text:p>
      <text:p text:style-name="P1">BbbZ u2124 </text:p>
      <text:p text:style-name="P1">mfrakZ u2128 </text:p>
      <text:p text:style-name="P1">turnediota u2129 </text:p>
      <text:p text:style-name="P1">Angstrom u212B </text:p>
      <text:p text:style-name="P1">mscrB u212C </text:p>
      <text:p text:style-name="P1">mfrakC u212D </text:p>
      <text:p text:style-name="P1">mscre u212F </text:p>
      <text:p text:style-name="P1">mscrE u2130 </text:p>
      <text:p text:style-name="P1">mscrF u2131 </text:p>
      <text:p text:style-name="P1">mscrM u2133 </text:p>
      <text:p text:style-name="P1">mscro u2134 </text:p>
      <text:p text:style-name="P1">aleph u2135 </text:p>
      <text:p text:style-name="P1">beth u2136 </text:p>
      <text:p text:style-name="P1">gimel u2137 </text:p>
      <text:p text:style-name="P1">daleth u2138 </text:p>
      <text:p text:style-name="P1">Bbbgamma u213D </text:p>
      <text:p text:style-name="P1">BbbGamma u213E </text:p>
      <text:p text:style-name="P1">BbbPi u213F </text:p>
      <text:p text:style-name="P1">partial u2202 </text:p>
      <text:p text:style-name="P1">nabla u2207 </text:p>
      <text:p text:style-name="P1">imath uD6A4 </text:p>
      <text:p text:style-name="P1">jmath uD6A5 </text:p>
      <text:p text:style-name="P1">mbfnabla uD6C1 </text:p>
      <text:p text:style-name="P1">mitnabla uD6FB </text:p>
      <text:p text:style-name="P1">mbfitnabla uD735 </text:p>
      <text:p text:style-name="P1">mbfsansnabla uD76F </text:p>
      <text:p text:style-name="P1">mbfitsansnabla uD7A9 </text:p>
      <text:p text:style-name="P1">mbfDigamma uD7CA </text:p>
      <text:p text:style-name="P1">mbfdigamma uD7CB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